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F40000012C2AEE1757DB6C1D2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2" draw:layer="layout" svg:width="9.525cm" svg:height="3.81cm" svg:x="16.51cm" svg:y="4.445cm">
          <draw:text-box>
            <text:p>${Push key:”title”, value:”Hello”}</text:p>
          </draw:text-box>
        </draw:frame>
        <draw:frame presentation:style-name="pr3" draw:layer="layout" svg:width="26cm" svg:height="1.328cm" svg:x="1cm" svg:y="0.5cm" presentation:class="title">
          <draw:text-box>
            <text:p>${$title}</text:p>
          </draw:text-box>
        </draw:frame>
        <draw:frame presentation:style-name="pr4" draw:layer="layout" svg:width="16.145cm" svg:height="10cm" svg:x="1cm" svg:y="3cm" presentation:class="outline" presentation:user-transformed="true">
          <draw:text-box>
            <text:p>${For value:[“A”, “B”], listItem:1, $as:”item”}</text:p>
            <text:list text:style-name="L2">
              <text:list-item>
                <text:p>${$item}</text:p>
              </text:list-item>
            </text:list>
            <text:p>${EndFor}</text:p>
          </draw:text-box>
        </draw:frame>
        <draw:frame draw:style-name="gr3" draw:text-style-name="P3" draw:layer="layout" svg:width="4.232cm" svg:height="2.539cm" svg:x="18.212cm" svg:y="9.088cm">
          <draw:image xlink:href="Pictures/10000001000001F40000012C2AEE1757DB6C1D2A.png" xlink:type="simple" xlink:show="embed" xlink:actuate="onLoad" draw:mime-type="image/png">
            <text:p/>
          </draw:image>
          <svg:desc>${Image name:"smile.png",desc:"Smile", keepWidth:false, $resource:"image"}</svg:desc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1T15:45:50.294000000</meta:creation-date>
    <meta:editing-duration>PT6M27S</meta:editing-duration>
    <meta:editing-cycles>4</meta:editing-cycles>
    <meta:generator>LibreOffice/7.6.2.1$Windows_X86_64 LibreOffice_project/56f7684011345957bbf33a7ee678afaf4d2ba333</meta:generator>
    <dc:title>Blue Curve</dc:title>
    <dc:date>2025-03-09T12:49:04.673000000</dc:date>
    <meta:document-statistic meta:object-count="44"/>
  </office:meta>
</office:document-meta>
</file>